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ource Code Pro" svg:font-family="Source Code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PreformattedText" style:family="paragraph">
      <style:text-properties style:font-name="Source Code Pro" fo:color="#222222" fo:font-size="10.5pt" style:font-size-asian="10.5pt"/>
    </style:style>
    <style:style style:name="P4" style:parent-style-name="Standard" style:family="paragraph">
      <style:text-properties fo:font-weight="bold" style:font-weight-asian="bold" style:font-weight-complex="bold" fo:font-style="italic" style:font-style-asian="italic" style:font-style-complex="italic"/>
    </style:style>
    <style:style style:name="T5" style:parent-style-name="Fuentedepárrafopredeter." style:family="text">
      <style:text-properties style:font-name="Source Code Pro" fo:color="#222222" fo:font-size="10.5pt" style:font-size-asian="10.5pt"/>
    </style:style>
    <style:style style:name="P6" style:parent-style-name="Standard" style:family="paragraph">
      <style:text-properties fo:font-weight="bold" style:font-weight-asian="bold" style:font-weight-complex="bold" fo:font-style="italic" style:font-style-asian="italic" style:font-style-complex="italic"/>
    </style:style>
    <style:style style:name="P7" style:parent-style-name="Standard" style:family="paragraph">
      <style:text-properties fo:font-weight="bold" style:font-weight-asian="bold" fo:font-style="italic" style:font-style-asian="italic" fo:font-size="13pt" style:font-size-asian="13pt"/>
    </style:style>
    <style:style style:name="P8" style:parent-style-name="Standard" style:family="paragraph">
      <style:text-properties fo:font-weight="bold" style:font-weight-asian="bold" fo:font-style="italic" style:font-style-asian="italic" fo:font-size="13pt" style:font-size-asian="13pt"/>
    </style:style>
    <style:style style:name="P9" style:parent-style-name="Normal" style:family="paragraph">
      <style:text-properties fo:font-size="11pt" style:font-size-asian="11pt"/>
    </style:style>
    <style:style style:name="P10" style:parent-style-name="Normal" style:family="paragraph">
      <style:text-properties fo:font-size="11pt" style:font-size-asian="11pt"/>
    </style:style>
    <style:style style:name="P11" style:parent-style-name="Normal" style:family="paragraph">
      <style:text-properties fo:font-size="11pt" style:font-size-asian="11pt"/>
    </style:style>
    <style:style style:name="P12" style:parent-style-name="Normal" style:family="paragraph">
      <style:text-properties fo:font-size="11pt" style:font-size-asian="11pt"/>
    </style:style>
    <style:style style:name="P13" style:parent-style-name="Normal" style:family="paragraph">
      <style:text-properties fo:font-size="11pt" style:font-size-asian="11pt"/>
    </style:style>
    <style:style style:name="P14" style:parent-style-name="Normal" style:family="paragraph">
      <style:text-properties fo:font-size="11pt" style:font-size-asian="11pt"/>
    </style:style>
    <style:style style:name="P15" style:parent-style-name="Normal" style:family="paragraph">
      <style:text-properties fo:font-size="11pt" style:font-size-asian="11pt"/>
    </style:style>
    <style:style style:name="P16" style:parent-style-name="Normal" style:family="paragraph">
      <style:text-properties fo:font-size="11pt" style:font-size-asian="11pt"/>
    </style:style>
    <style:style style:name="P17" style:parent-style-name="Normal" style:family="paragraph">
      <style:text-properties fo:font-size="11pt" style:font-size-asian="11pt"/>
    </style:style>
    <style:style style:name="P18" style:parent-style-name="Normal" style:family="paragraph">
      <style:text-properties fo:font-size="11pt" style:font-size-asian="11pt"/>
    </style:style>
    <style:style style:name="P19" style:parent-style-name="Normal" style:family="paragraph">
      <style:text-properties fo:font-size="11pt" style:font-size-asian="11pt"/>
    </style:style>
    <style:style style:name="P20" style:parent-style-name="Normal" style:family="paragraph">
      <style:text-properties fo:font-size="11pt" style:font-size-asian="11pt"/>
    </style:style>
    <style:style style:name="P21" style:parent-style-name="Normal" style:family="paragraph">
      <style:text-properties fo:font-size="11pt" style:font-size-asian="11pt"/>
    </style:style>
  </office:automatic-styles>
  <office:body>
    <office:text text:use-soft-page-breaks="true">
      <text:p text:style-name="P1">Comando para el curso</text:p>
      <text:p text:style-name="Standard"/>
      <text:p text:style-name="P2">Iniciar mogoDB:</text:p>
      <text:p text:style-name="P3">sudo service mongod start</text:p>
      <text:p text:style-name="Standard"/>
      <text:p text:style-name="P4">y para pararlo:</text:p>
      <text:p text:style-name="PreformattedText"><text:span text:style-name="T5">sudo service mongod stop</text:span></text:p>
      <text:p text:style-name="Standard"/>
      <text:p text:style-name="P6">Iniciar nodeJs:</text:p>
      <text:p text:style-name="Standard">node &lt;Nombre del archivo&gt;</text:p>
      <text:p text:style-name="Standard"/>
      <text:p text:style-name="P7">Arquitectura Rest:</text:p>
      <text:p text:style-name="P8"/>
      <text:p text:style-name="P9">Cada día necesitamos mas usar servicios web REST . Estos servicios se diferencian de una forma importante de los servicios web SOAP con los que hemos trabajado . REST (Representational State Transfer) es un estilo de arquitectura para desarrollar servicios. Los servicios web que siguen este estilo deben cumplir con las siguientes premisas.</text:p>
      <text:p text:style-name="P10"/>
      <text:p text:style-name="P11">Cliente/Servidor : Como servicios web son cliente servidor y definen un interface de comunicación entre ambos separando completamente las responsabilidades entre ambas partes.</text:p>
      <text:p text:style-name="P12"/>
      <text:p text:style-name="P13">Sin estado : Son servicios web que no mantienen <text:s/>estado asociado al cliente .Cada petición que se realiza a ellos es completamente independiente de la siguiente . Todas las llamadas al mismo servicio serán idénticas.</text:p>
      <text:p text:style-name="P14"/>
      <text:p text:style-name="P15">Cache : El contenido de los servicios web REST ha se puede cachear de tal forma que una vez realizada la primera petición al servicio el resto puedan apoyarse en la cache si fuera necesario.</text:p>
      <text:p text:style-name="P16"/>
      <text:p text:style-name="P17">Servicios Uniformes :Todos lo servicios REST compartirán una forma de invocación y métodos uniforme utilizando los metodos GET,POST,PUT ,DELETE</text:p>
      <text:p text:style-name="P18"/>
      <text:p text:style-name="P19">Arquitectura en Capas: Todos los servicios REST estan orientados hacia la escalabilidad y un cliente REST no será capaz de distinguir entre si esta realizando una petición directamente al servidor , o se lo esta devolviendo un sistema de caches intermedio o por ejemplo existe un balanceador que se encarga de redirigirlo a otro servidor.</text:p>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ource Code Pro" svg:font-family="Source Code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elix </meta:initial-creator>
    <dc:creator>Pablo Felix Mendes Argueta</dc:creator>
    <meta:creation-date>2015-12-25T12:57:00Z</meta:creation-date>
    <dc:date>2015-12-30T17:27:00Z</dc:date>
    <meta:template xlink:href="Normal" xlink:type="simple"/>
    <meta:editing-cycles>5</meta:editing-cycles>
    <meta:editing-duration>PT420S</meta:editing-duration>
    <meta:document-statistic meta:page-count="1" meta:paragraph-count="3" meta:word-count="244" meta:character-count="1584" meta:row-count="11" meta:non-whitespace-character-count="1343"/>
  </office:meta>
</office:document-meta>
</file>